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5618in" style:rel-column-width="14782*"/>
    </style:style>
    <style:style style:name="Table1.B" style:family="table-column">
      <style:table-column-properties style:column-width="5.3632in" style:rel-column-width="50753*"/>
    </style:style>
    <style:style style:name="Table1.A1" style:family="table-cell">
      <style:table-cell-properties fo:padding="0.0382in" fo:border-left="none" fo:border-right="none" fo:border-top="0.5pt solid #000000" fo:border-bottom="0.5pt solid #000000"/>
    </style:style>
    <style:style style:name="Table1.A2" style:family="table-cell">
      <style:table-cell-properties fo:padding="0.0382in" fo:border-left="none" fo:border-right="none" fo:border-top="none" fo:border-bottom="0.5pt solid #000000"/>
    </style:style>
    <style:style style:name="Table2" style:family="table">
      <style:table-properties style:width="6.925in" table:align="margins"/>
    </style:style>
    <style:style style:name="Table2.A" style:family="table-column">
      <style:table-column-properties style:column-width="1.791in" style:rel-column-width="16950*"/>
    </style:style>
    <style:style style:name="Table2.B" style:family="table-column">
      <style:table-column-properties style:column-width="0.8708in" style:rel-column-width="8238*"/>
    </style:style>
    <style:style style:name="Table2.C" style:family="table-column">
      <style:table-column-properties style:column-width="4.2632in" style:rel-column-width="40347*"/>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7486in" style:rel-column-width="16549*"/>
    </style:style>
    <style:style style:name="Table3.B" style:family="table-column">
      <style:table-column-properties style:column-width="0.9375in" style:rel-column-width="8875*"/>
    </style:style>
    <style:style style:name="Table3.C" style:family="table-column">
      <style:table-column-properties style:column-width="4.2382in" style:rel-column-width="40111*"/>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Frame_20_contents">
      <style:text-properties officeooo:paragraph-rsid="0057db3f"/>
    </style:style>
    <style:style style:name="P4" style:family="paragraph" style:parent-style-name="Text_20_body">
      <style:text-properties officeooo:rsid="0057db3f" officeooo:paragraph-rsid="0057db3f"/>
    </style:style>
    <style:style style:name="P5" style:family="paragraph" style:parent-style-name="Frame_20_contents">
      <style:paragraph-properties fo:text-align="center" style:justify-single-word="false"/>
      <style:text-properties fo:font-weight="bold" style:font-weight-asian="bold" style:font-weight-complex="bold"/>
    </style:style>
    <style:style style:name="P6" style:family="paragraph" style:parent-style-name="Table_20_Contents">
      <style:text-properties fo:font-weight="bold" officeooo:rsid="0058d352" officeooo:paragraph-rsid="0058d352" style:font-weight-asian="bold" style:font-weight-complex="bold"/>
    </style:style>
    <style:style style:name="P7" style:family="paragraph" style:parent-style-name="Table">
      <style:paragraph-properties fo:text-align="center" style:justify-single-word="false" fo:keep-with-next="always"/>
    </style:style>
    <style:style style:name="P8" style:family="paragraph" style:parent-style-name="Table">
      <style:paragraph-properties fo:text-align="center" style:justify-single-word="false" fo:keep-with-next="always"/>
      <style:text-properties officeooo:paragraph-rsid="0058d352"/>
    </style:style>
    <style:style style:name="P9" style:family="paragraph" style:parent-style-name="Table_20_Contents">
      <style:text-properties officeooo:rsid="0058d352"/>
    </style:style>
    <style:style style:name="P10" style:family="paragraph" style:parent-style-name="Table_20_Contents">
      <style:text-properties officeooo:rsid="0058d352" officeooo:paragraph-rsid="0058d352"/>
    </style:style>
    <style:style style:name="P11" style:family="paragraph" style:parent-style-name="Text_20_body">
      <style:text-properties officeooo:rsid="0058d352" officeooo:paragraph-rsid="0058d352"/>
    </style:style>
    <style:style style:name="P12" style:family="paragraph" style:parent-style-name="Table_20_Contents">
      <style:text-properties officeooo:rsid="0058d352" officeooo:paragraph-rsid="005ae9bc"/>
    </style:style>
    <style:style style:name="P13" style:family="paragraph" style:parent-style-name="Table_20_Contents">
      <style:text-properties fo:font-style="italic" fo:font-weight="normal" officeooo:rsid="0058d352" officeooo:paragraph-rsid="0058d352" style:font-style-asian="italic" style:font-weight-asian="normal" style:font-style-complex="italic" style:font-weight-complex="normal"/>
    </style:style>
    <style:style style:name="P14" style:family="paragraph" style:parent-style-name="Table_20_Contents">
      <style:text-properties officeooo:rsid="005ae9bc" officeooo:paragraph-rsid="005ae9bc"/>
    </style:style>
    <style:style style:name="P15" style:family="paragraph" style:parent-style-name="Frame_20_contents">
      <style:text-properties officeooo:paragraph-rsid="0057db3f"/>
    </style:style>
    <style:style style:name="P16" style:family="paragraph" style:parent-style-name="Frame_20_contents">
      <style:text-properties officeooo:rsid="005f40a4" officeooo:paragraph-rsid="005f40a4"/>
    </style:style>
    <style:style style:name="P17" style:family="paragraph" style:parent-style-name="Frame_20_contents">
      <style:text-properties officeooo:rsid="0057db3f" officeooo:paragraph-rsid="0057db3f"/>
    </style:style>
    <style:style style:name="P18" style:family="paragraph" style:parent-style-name="Frame_20_contents">
      <style:text-properties officeooo:paragraph-rsid="005f40a4"/>
    </style:style>
    <style:style style:name="P19" style:family="paragraph" style:parent-style-name="Frame_20_contents">
      <style:text-properties officeooo:rsid="00604af7" officeooo:paragraph-rsid="00604af7"/>
    </style:style>
    <style:style style:name="P20" style:family="paragraph" style:parent-style-name="Heading_20_1">
      <style:text-properties officeooo:rsid="005d92be" officeooo:paragraph-rsid="005d92be"/>
    </style:style>
    <style:style style:name="P21" style:family="paragraph" style:parent-style-name="Heading_20_2">
      <style:paragraph-properties fo:break-before="page"/>
    </style:style>
    <style:style style:name="P22" style:family="paragraph" style:parent-style-name="Heading_20_2">
      <style:text-properties officeooo:rsid="005f40a4" officeooo:paragraph-rsid="005f40a4"/>
    </style:style>
    <style:style style:name="P23" style:family="paragraph" style:parent-style-name="Heading_20_2">
      <style:paragraph-properties fo:break-before="page"/>
      <style:text-properties officeooo:rsid="0061029f" officeooo:paragraph-rsid="0061029f"/>
    </style:style>
    <style:style style:name="P24" style:family="paragraph" style:parent-style-name="Table_20_Contents">
      <style:text-properties officeooo:rsid="005ae9bc" officeooo:paragraph-rsid="005ae9bc"/>
    </style:style>
    <style:style style:name="P25" style:family="paragraph" style:parent-style-name="Table_20_Contents">
      <style:text-properties fo:font-style="italic" fo:font-weight="normal" officeooo:rsid="0060e541" officeooo:paragraph-rsid="0060e541" style:font-style-asian="italic" style:font-weight-asian="normal" style:font-style-complex="italic" style:font-weight-complex="normal"/>
    </style:style>
    <style:style style:name="P26" style:family="paragraph" style:parent-style-name="Table_20_Contents">
      <style:text-properties officeooo:rsid="0060e541" officeooo:paragraph-rsid="0060e541"/>
    </style:style>
    <style:style style:name="P27" style:family="paragraph" style:parent-style-name="Text_20_body">
      <style:text-properties officeooo:rsid="0057db3f" officeooo:paragraph-rsid="0057db3f"/>
    </style:style>
    <style:style style:name="P28" style:family="paragraph" style:parent-style-name="Text_20_body">
      <style:text-properties officeooo:rsid="0057db3f" officeooo:paragraph-rsid="005f40a4"/>
    </style:style>
    <style:style style:name="P29" style:family="paragraph" style:parent-style-name="Text_20_body">
      <style:text-properties officeooo:rsid="005f40a4" officeooo:paragraph-rsid="005f40a4"/>
    </style:style>
    <style:style style:name="P30" style:family="paragraph" style:parent-style-name="Text_20_body">
      <style:text-properties officeooo:paragraph-rsid="005f40a4"/>
    </style:style>
    <style:style style:name="P31" style:family="paragraph" style:parent-style-name="Text_20_body">
      <style:text-properties officeooo:rsid="0060e541" officeooo:paragraph-rsid="0060e541"/>
    </style:style>
    <style:style style:name="P32" style:family="paragraph" style:parent-style-name="Text_20_body">
      <style:text-properties officeooo:rsid="0061029f" officeooo:paragraph-rsid="0061029f"/>
    </style:style>
    <style:style style:name="P33" style:family="paragraph" style:parent-style-name="Text_20_body" style:list-style-name="L1">
      <style:text-properties officeooo:rsid="0061029f" officeooo:paragraph-rsid="0061029f"/>
    </style:style>
    <style:style style:name="P34" style:family="paragraph" style:parent-style-name="Text_20_body">
      <style:text-properties officeooo:rsid="006246af" officeooo:paragraph-rsid="006246af"/>
    </style:style>
    <style:style style:name="P35" style:family="paragraph" style:parent-style-name="Text_20_body" style:list-style-name="L2">
      <style:text-properties officeooo:rsid="006246af" officeooo:paragraph-rsid="006246af"/>
    </style:style>
    <style:style style:name="P36" style:family="paragraph" style:parent-style-name="Text_20_body" style:list-style-name="L3">
      <style:text-properties officeooo:rsid="006246af" officeooo:paragraph-rsid="006246af"/>
    </style:style>
    <style:style style:name="T1" style:family="text">
      <style:text-properties officeooo:rsid="000f7497"/>
    </style:style>
    <style:style style:name="T2" style:family="text">
      <style:text-properties fo:font-weight="bold" style:font-weight-asian="bold" style:font-weight-complex="bold"/>
    </style:style>
    <style:style style:name="T3" style:family="text">
      <style:text-properties fo:font-weight="bold" officeooo:rsid="005f40a4" style:font-weight-asian="bold" style:font-weight-complex="bold"/>
    </style:style>
    <style:style style:name="T4" style:family="text">
      <style:text-properties fo:font-weight="bold" officeooo:rsid="0060e541" style:font-weight-asian="bold" style:font-weight-complex="bold"/>
    </style:style>
    <style:style style:name="T5" style:family="text">
      <style:text-properties fo:font-weight="bold" officeooo:rsid="006465f7" style:font-weight-asian="bold" style:font-weight-complex="bold"/>
    </style:style>
    <style:style style:name="T6" style:family="text">
      <style:text-properties fo:font-style="italic" fo:font-weight="bold" officeooo:rsid="005a097b" style:font-style-asian="italic" style:font-weight-asian="bold" style:font-style-complex="italic" style:font-weight-complex="bold"/>
    </style:style>
    <style:style style:name="T7" style:family="text">
      <style:text-properties fo:font-style="italic" fo:font-weight="bold" officeooo:rsid="005f40a4" style:font-style-asian="italic" style:font-weight-asian="bold" style:font-style-complex="italic" style:font-weight-complex="bold"/>
    </style:style>
    <style:style style:name="T8" style:family="text">
      <style:text-properties fo:font-style="italic" officeooo:rsid="005d92be" style:font-style-asian="italic" style:font-style-complex="italic"/>
    </style:style>
    <style:style style:name="T9" style:family="text">
      <style:text-properties officeooo:rsid="0057db3f"/>
    </style:style>
    <style:style style:name="T10" style:family="text">
      <style:text-properties fo:font-weight="normal" style:font-weight-asian="normal" style:font-weight-complex="normal"/>
    </style:style>
    <style:style style:name="T11" style:family="text">
      <style:text-properties fo:font-weight="normal" officeooo:rsid="0057db3f" style:font-weight-asian="normal" style:font-weight-complex="normal"/>
    </style:style>
    <style:style style:name="T12" style:family="text">
      <style:text-properties officeooo:rsid="0058d352"/>
    </style:style>
    <style:style style:name="T13" style:family="text">
      <style:text-properties officeooo:rsid="005a097b"/>
    </style:style>
    <style:style style:name="T14" style:family="text">
      <style:text-properties officeooo:rsid="005ae9bc"/>
    </style:style>
    <style:style style:name="T15" style:family="text">
      <style:text-properties officeooo:rsid="005c7f9f"/>
    </style:style>
    <style:style style:name="T16" style:family="text">
      <style:text-properties officeooo:rsid="005d92be"/>
    </style:style>
    <style:style style:name="T17" style:family="text">
      <style:text-properties officeooo:rsid="005f40a4"/>
    </style:style>
    <style:style style:name="T18" style:family="text">
      <style:text-properties officeooo:rsid="00604af7"/>
    </style:style>
    <style:style style:name="T19" style:family="text">
      <style:text-properties officeooo:rsid="0060e541"/>
    </style:style>
    <style:style style:name="T20" style:family="text">
      <style:text-properties officeooo:rsid="006246af"/>
    </style:style>
    <style:style style:name="T21" style:family="text">
      <style:text-properties officeooo:rsid="00628eac"/>
    </style:style>
    <style:style style:name="T22" style:family="text">
      <style:text-properties officeooo:rsid="0066a71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text:style-name="Outline">
        <text:list-item>
          <text:h text:style-name="P20" text:outline-level="1">Internationalization</text:h>
        </text:list-item>
      </text:list>
      <text:p text:style-name="P4">This section covers all the <text:span text:style-name="T16">language internationalization (</text:span><text:span text:style-name="T8">i18n</text:span><text:span text:style-name="T16">) for AutomataCI Project. </text:span><text:span text:style-name="T17">It covers how AutomataCI supports inclusiveness for all its customers across the globe and specifies its engineering specifications to make sure things are compatible. </text:span><text:span text:style-name="T19">Some good reading references:</text:span></text:p>
      <text:p text:style-name="P4"><text:s text:c="4"/>1. <text:a xlink:type="simple" xlink:href="https://developers.google.com/search/docs/specialty/international/localized-versions" text:style-name="Internet_20_link" text:visited-style-name="Visited_20_Internet_20_Link">https://developers.google.com/search/docs/specialty/international/localized-versions</text:a></text:p>
      <text:p text:style-name="P4"><text:s text:c="4"/>2. <text:a xlink:type="simple" xlink:href="https://en.wikipedia.org/wiki/List_of_ISO_639-1_codes" text:style-name="Internet_20_link" text:visited-style-name="Visited_20_Internet_20_Link">https://en.wikipedia.org/wiki/List_of_ISO_639-1_codes</text:a></text:p>
      <text:p text:style-name="P4"><text:s text:c="4"/>3. <text:a xlink:type="simple" xlink:href="https://unicode.org/iso15924/iso15924-codes.html" text:style-name="Internet_20_link" text:visited-style-name="Visited_20_Internet_20_Link">https://unicode.org/iso15924/iso15924-codes.html</text:a></text:p>
      <text:p text:style-name="P4"><text:s text:c="4"/>4. <text:a xlink:type="simple" xlink:href="https://en.wikipedia.org/wiki/ISO_3166-1_alpha-2" text:style-name="Internet_20_link" text:visited-style-name="Visited_20_Internet_20_Link">https://en.wikipedia.org/wiki/ISO_3166-1_alpha-2</text:a></text:p>
      <text:p text:style-name="P4"/>
      <text:list text:continue-numbering="true" text:style-name="Outline">
        <text:list-item>
          <text:list>
            <text:list-item>
              <text:h text:style-name="P22" text:outline-level="2">Default UTF-8 Encoding</text:h>
            </text:list-item>
          </text:list>
        </text:list-item>
      </text:list>
      <text:p text:style-name="P29">It any means necessary, AutomataCI <text:span text:style-name="T2">MUST utilizes UTF-8 encoding</text:span> by default for all its text-based files. This supports all the available characters, runes, or glyph. Compared to other encoders including UTF-16 and UTF-32), this is the most inclusive version.</text:p>
      <text:p text:style-name="P29"/>
      <text:list text:continue-numbering="true" text:style-name="Outline">
        <text:list-item>
          <text:list>
            <text:list-item>
              <text:h text:style-name="P22" text:outline-level="2">Default Noto Sans Font</text:h>
            </text:list-item>
          </text:list>
        </text:list-item>
      </text:list>
      <text:p text:style-name="P29">AutomataCI uses Noto Sans (<text:a xlink:type="simple" xlink:href="https://fonts.google.com/noto" text:style-name="Internet_20_link" text:visited-style-name="Visited_20_Internet_20_Link">https://fonts.google.com/noto</text:a>) font by default with light weight. Noto Project is by far the best font to support inclusiveness across the globe.</text:p>
      <text:p text:style-name="P29"/>
      <text:p text:style-name="P29">Keep in mind that to support all the characters, runes, and glyph across the globe, these font files are huge and should be partially installed based on script level needs (e.g. Latin for English).</text:p>
      <text:p text:style-name="P29"/>
      <text:list text:continue-numbering="true" text:style-name="Outline">
        <text:list-item>
          <text:list>
            <text:list-item>
              <text:h text:style-name="P22" text:outline-level="2">Default English</text:h>
            </text:list-item>
          </text:list>
        </text:list-item>
      </text:list>
      <text:p text:style-name="P29">In any cases, AutomataCI default language is English. <text:span text:style-name="T2">All </text:span><text:span text:style-name="T4">programming </text:span><text:span text:style-name="T2">codes </text:span><text:span text:style-name="T4">(except string data)</text:span><text:span text:style-name="T2"> HOWEVER **MUST BE IN ENGLISH** and no other for functional compatibility reason</text:span>.</text:p>
      <text:p text:style-name="P30"/>
      <text:list text:continue-numbering="true" text:style-name="Outline">
        <text:list-item>
          <text:list>
            <text:list-item>
              <text:h text:style-name="Heading_20_2" text:outline-level="2">Default SI Measurement</text:h>
            </text:list-item>
          </text:list>
        </text:list-item>
      </text:list>
      <text:p text:style-name="P31">In case of any measurement is involved, <text:span text:style-name="T2">International standards (S.I) is used</text:span>.</text:p>
      <text:list text:continue-numbering="true" text:style-name="Outline">
        <text:list-item>
          <text:list>
            <text:list-item>
              <text:h text:style-name="P21" text:outline-level="2"><text:span text:style-name="T17">Language</text:span> Definition Format</text:h>
            </text:list-item>
          </text:list>
        </text:list-item>
      </text:list>
      <text:p text:style-name="P28">AutomataCI uses <text:span text:style-name="T17">its Language</text:span> Definition Format <text:span text:style-name="T17">to identify a language and geographical location (country level) for unified communication purposes. </text:span><text:span text:style-name="T19">It</text:span><text:span text:style-name="T17"> is language independent as it uses symbol to represent them (from AutomataCI’s </text:span><text:span text:style-name="T7">HestiaLOCALE</text:span><text:span text:style-name="T17"> library) </text:span><text:span text:style-name="T19">and is friendly for both conventional deployment and network based applications (e.g. URL)</text:span><text:span text:style-name="T17">. The format is as follows:</text:span></text:p>
      <text:p text:style-name="P5"><text:span text:style-name="T18">LANG</text:span> = {<text:span text:style-name="T17">iso639-1</text:span>}<text:span text:style-name="T17">[</text:span>-<text:span text:style-name="T17">iso15954][-iso31661]</text:span></text:p>
      <text:p text:style-name="P3">L<text:span text:style-name="T19">EGENDS:</text:span></text:p>
      <text:p text:style-name="P3"><text:span text:style-name="T11">1. </text:span><text:span text:style-name="T2">{ … }</text:span> <text:span text:style-name="T9">–</text:span> mandatory fiel<text:span text:style-name="T9">d</text:span></text:p>
      <text:p text:style-name="P16">2. <text:span text:style-name="T2">[ … ] </text:span><text:span text:style-name="T9">–</text:span> optional field</text:p>
      <text:p text:style-name="P16">3. <text:span text:style-name="T2">-</text:span> <text:span text:style-name="T9">– </text:span>dash character as it is</text:p>
      <text:p text:style-name="P19">4. <text:span text:style-name="T2">=</text:span> <text:span text:style-name="T9">– </text:span>symbolic representation of equivalent; not a character for the actual value</text:p>
      <text:p text:style-name="P17"><text:span text:style-name="T18">5</text:span>. <text:span text:style-name="T3">iso639-1</text:span> – <text:span text:style-name="T17">values from ISO639-1 list </text:span><text:span text:style-name="T19">in lowercase</text:span></text:p>
      <text:p text:style-name="P16"><text:span text:style-name="T18">6</text:span>. <text:span text:style-name="T2">iso15954</text:span> – values from ISO15954 list <text:span text:style-name="T19">in lowercase</text:span></text:p>
      <text:p text:style-name="P18"><text:span text:style-name="T18">7</text:span><text:span text:style-name="T17">. </text:span><text:span text:style-name="T3">iso31661</text:span><text:span text:style-name="T17"> – values from ISO31661 list </text:span><text:span text:style-name="T19">in lowercase</text:span></text:p>
      <text:p text:style-name="P4"/>
      <text:p text:style-name="P4">Examples:</text:p>
      <table:table table:name="Table1" table:style-name="Table1">
        <table:table-column table:style-name="Table1.A"/>
        <table:table-column table:style-name="Table1.B"/>
        <table:table-row>
          <table:table-cell table:style-name="Table1.A1" office:value-type="string">
            <text:p text:style-name="P6">VALUES</text:p>
          </table:table-cell>
          <table:table-cell table:style-name="Table1.A1" office:value-type="string">
            <text:p text:style-name="P6">DESCRIPTIONS</text:p>
          </table:table-cell>
        </table:table-row>
        <table:table-row>
          <table:table-cell table:style-name="Table1.A2" office:value-type="string">
            <text:p text:style-name="P25">en</text:p>
          </table:table-cell>
          <table:table-cell table:style-name="Table1.A2" office:value-type="string">
            <text:p text:style-name="P26">International English.</text:p>
          </table:table-cell>
        </table:table-row>
        <table:table-row>
          <table:table-cell table:style-name="Table1.A2" office:value-type="string">
            <text:p text:style-name="P25">en-us</text:p>
          </table:table-cell>
          <table:table-cell table:style-name="Table1.A2" office:value-type="string">
            <text:p text:style-name="P26">English from United States.</text:p>
          </table:table-cell>
        </table:table-row>
        <table:table-row>
          <table:table-cell table:style-name="Table1.A2" office:value-type="string">
            <text:p text:style-name="P25">en-uk</text:p>
          </table:table-cell>
          <table:table-cell table:style-name="Table1.A2" office:value-type="string">
            <text:p text:style-name="P26">English from United Kingdom.</text:p>
          </table:table-cell>
        </table:table-row>
        <table:table-row>
          <table:table-cell table:style-name="Table1.A2" office:value-type="string">
            <text:p text:style-name="P25">fr</text:p>
          </table:table-cell>
          <table:table-cell table:style-name="Table1.A2" office:value-type="string">
            <text:p text:style-name="P26">International French.</text:p>
          </table:table-cell>
        </table:table-row>
        <table:table-row>
          <table:table-cell table:style-name="Table1.A2" office:value-type="string">
            <text:p text:style-name="P25">fr-ca</text:p>
          </table:table-cell>
          <table:table-cell table:style-name="Table1.A2" office:value-type="string">
            <text:p text:style-name="P26">French from Canada.</text:p>
          </table:table-cell>
        </table:table-row>
        <table:table-row>
          <table:table-cell table:style-name="Table1.A2" office:value-type="string">
            <text:p text:style-name="P25">zh-hans</text:p>
          </table:table-cell>
          <table:table-cell table:style-name="Table1.A2" office:value-type="string">
            <text:p text:style-name="P26">International Chinese with Simplified Glyph (Simplified Chinese)</text:p>
          </table:table-cell>
        </table:table-row>
        <table:table-row>
          <table:table-cell table:style-name="Table1.A2" office:value-type="string">
            <text:p text:style-name="P25">zh-hant</text:p>
          </table:table-cell>
          <table:table-cell table:style-name="Table1.A2" office:value-type="string">
            <text:p text:style-name="P26">International Chinese with Traditional Glyph (Traditional Chinese)</text:p>
          </table:table-cell>
        </table:table-row>
        <table:table-row>
          <table:table-cell table:style-name="Table1.A2" office:value-type="string">
            <text:p text:style-name="P25">zh-hans-us</text:p>
          </table:table-cell>
          <table:table-cell table:style-name="Table1.A2" office:value-type="string">
            <text:p text:style-name="P26">Simplified Chinese from United States.</text:p>
          </table:table-cell>
        </table:table-row>
        <table:table-row>
          <table:table-cell table:style-name="Table1.A2" office:value-type="string">
            <text:p text:style-name="P25">zh-hans-cn</text:p>
          </table:table-cell>
          <table:table-cell table:style-name="Table1.A2" office:value-type="string">
            <text:p text:style-name="P26">Simplified Chinese from China.</text:p>
          </table:table-cell>
        </table:table-row>
        <table:table-row>
          <table:table-cell table:style-name="Table1.A2" office:value-type="string">
            <text:p text:style-name="P25">zh-hans-tw</text:p>
          </table:table-cell>
          <table:table-cell table:style-name="Table1.A2" office:value-type="string">
            <text:p text:style-name="P26">Simplified Chinese from Taiwan.</text:p>
          </table:table-cell>
        </table:table-row>
        <table:table-row>
          <table:table-cell table:style-name="Table1.A2" office:value-type="string">
            <text:p text:style-name="P25">Jp</text:p>
            <text:p text:style-name="P25">jp-jpan</text:p>
          </table:table-cell>
          <table:table-cell table:style-name="Table1.A2" office:value-type="string">
            <text:p text:style-name="P26">International Japanese (Hiragana and/or Katakana)</text:p>
          </table:table-cell>
        </table:table-row>
        <table:table-row>
          <table:table-cell table:style-name="Table1.A2" office:value-type="string">
            <text:p text:style-name="P25">jp-kana</text:p>
          </table:table-cell>
          <table:table-cell table:style-name="Table1.A2" office:value-type="string">
            <text:p text:style-name="P26">International Japanese written in Katakana script.</text:p>
          </table:table-cell>
        </table:table-row>
        <table:table-row>
          <table:table-cell table:style-name="Table1.A2" office:value-type="string">
            <text:p text:style-name="P25">jp-kana-jp</text:p>
          </table:table-cell>
          <table:table-cell table:style-name="Table1.A2" office:value-type="string">
            <text:p text:style-name="P26">Japanese written in Katakana script from Japan.</text:p>
          </table:table-cell>
        </table:table-row>
      </table:table>
      <text:p text:style-name="P4"/>
      <text:list text:continue-numbering="true" text:style-name="Outline">
        <text:list-item>
          <text:list>
            <text:list-item>
              <text:h text:style-name="P21" text:outline-level="2"><text:s/><text:span text:style-name="T12">Redefinition for Special Cases</text:span></text:h>
            </text:list-item>
          </text:list>
        </text:list-item>
      </text:list>
      <text:p text:style-name="P11">It’s not uncommon that there will be some odd balls values <text:span text:style-name="T13">generated from the </text:span><text:span text:style-name="T6">uname</text:span><text:span text:style-name="T13"> command</text:span>. For <text:span text:style-name="T13">these</text:span> cases, upon AutomataCI’s identifications, AutomataCI shall redefines them into a commonly acceptable values as tabulated in both Table <text:sequence-ref text:reference-format="value" text:ref-name="refTable0">1.6.1</text:sequence-ref><text:s/>and Table <text:sequence-ref text:reference-format="value" text:ref-name="refTable0">1.6.1</text:sequence-ref><text:s/>respectively.</text:p>
      <text:p text:style-name="P7">Table <text:sequence text:ref-name="refTable0" text:name="Table" text:formula="ooow:Table+1" style:num-format="1">1.6.1</text:sequence>: <text:span text:style-name="T12">Special </text:span><text:span text:style-name="T15">Cases</text:span><text:span text:style-name="T12"> for CPU Architecture</text:span></text:p>
      <table:table table:name="Table2" table:style-name="Table2">
        <table:table-column table:style-name="Table2.A"/>
        <table:table-column table:style-name="Table2.B"/>
        <table:table-column table:style-name="Table2.C"/>
        <table:table-row>
          <table:table-cell table:style-name="Table2.A1" office:value-type="string">
            <text:p text:style-name="P6">FROM</text:p>
          </table:table-cell>
          <table:table-cell table:style-name="Table2.A1" office:value-type="string">
            <text:p text:style-name="P6">TO</text:p>
          </table:table-cell>
          <table:table-cell table:style-name="Table2.C1" office:value-type="string">
            <text:p text:style-name="P6">DESCRIPTION</text:p>
          </table:table-cell>
        </table:table-row>
        <table:table-row>
          <table:table-cell table:style-name="Table2.A2" office:value-type="string">
            <text:p text:style-name="P10"><text:span text:style-name="T14">i</text:span>686-64, <text:span text:style-name="T14">ia64</text:span></text:p>
          </table:table-cell>
          <table:table-cell table:style-name="Table2.A2" office:value-type="string">
            <text:p text:style-name="P13">ia64</text:p>
          </table:table-cell>
          <table:table-cell table:style-name="Table2.C2" office:value-type="string">
            <text:p text:style-name="P10">Intel Itanium CPU.</text:p>
          </table:table-cell>
        </table:table-row>
        <table:table-row>
          <table:table-cell table:style-name="Table2.A2" office:value-type="string">
            <text:p text:style-name="P14">386, 486, 586, 686,</text:p>
            <text:p text:style-name="P12"><text:span text:style-name="T14">i</text:span>386, i486, i586, i686,</text:p>
            <text:p text:style-name="P14">x86,</text:p>
          </table:table-cell>
          <table:table-cell table:style-name="Table2.A2" office:value-type="string">
            <text:p text:style-name="P13">i386</text:p>
          </table:table-cell>
          <table:table-cell table:style-name="Table2.C2" office:value-type="string">
            <text:p text:style-name="P10">Intel/AMD 32-bit X86 Architecture CPU.</text:p>
          </table:table-cell>
        </table:table-row>
        <table:table-row>
          <table:table-cell table:style-name="Table2.A2" office:value-type="string">
            <text:p text:style-name="P10"><text:span text:style-name="T14">x</text:span>86_64, <text:span text:style-name="T14">x64</text:span></text:p>
          </table:table-cell>
          <table:table-cell table:style-name="Table2.A2" office:value-type="string">
            <text:p text:style-name="P13">amd64</text:p>
          </table:table-cell>
          <table:table-cell table:style-name="Table2.C2" office:value-type="string">
            <text:p text:style-name="P10">Intel/AMD 64-bit X86 Architecture CPU.</text:p>
          </table:table-cell>
        </table:table-row>
        <table:table-row>
          <table:table-cell table:style-name="Table2.A2" office:value-type="string">
            <text:p text:style-name="P9">sun4u</text:p>
          </table:table-cell>
          <table:table-cell table:style-name="Table2.A2" office:value-type="string">
            <text:p text:style-name="P13">sparc</text:p>
          </table:table-cell>
          <table:table-cell table:style-name="Table2.C2" office:value-type="string">
            <text:p text:style-name="P10">TI Ultrasparc CPU.</text:p>
          </table:table-cell>
        </table:table-row>
        <table:table-row>
          <table:table-cell table:style-name="Table2.A2" office:value-type="string">
            <text:p text:style-name="P10">power macintoch</text:p>
          </table:table-cell>
          <table:table-cell table:style-name="Table2.A2" office:value-type="string">
            <text:p text:style-name="P13">powerpc</text:p>
          </table:table-cell>
          <table:table-cell table:style-name="Table2.C2" office:value-type="string">
            <text:p text:style-name="P10">IBM PowerPC CPU.</text:p>
          </table:table-cell>
        </table:table-row>
        <table:table-row>
          <table:table-cell table:style-name="Table2.A2" office:value-type="string">
            <text:p text:style-name="P10">ip*</text:p>
          </table:table-cell>
          <table:table-cell table:style-name="Table2.A2" office:value-type="string">
            <text:p text:style-name="P13">mips</text:p>
          </table:table-cell>
          <table:table-cell table:style-name="Table2.C2" office:value-type="string">
            <text:p text:style-name="P10">MIPs based CPU (seen in routers).</text:p>
          </table:table-cell>
        </table:table-row>
      </table:table>
      <text:p text:style-name="P11"/>
      <text:p text:style-name="P8">Table <text:sequence text:ref-name="refTable1" text:name="Table" text:formula="ooow:Table+1" style:num-format="1">1.6.2</text:sequence>: <text:span text:style-name="T12">Special </text:span><text:span text:style-name="T15">Cases</text:span><text:span text:style-name="T12"> for Operating Systems</text:span></text:p>
      <table:table table:name="Table3" table:style-name="Table3">
        <table:table-column table:style-name="Table3.A"/>
        <table:table-column table:style-name="Table3.B"/>
        <table:table-column table:style-name="Table3.C"/>
        <table:table-row>
          <table:table-cell table:style-name="Table3.A1" office:value-type="string">
            <text:p text:style-name="P6">FROM</text:p>
          </table:table-cell>
          <table:table-cell table:style-name="Table3.A1" office:value-type="string">
            <text:p text:style-name="P6">TO</text:p>
          </table:table-cell>
          <table:table-cell table:style-name="Table3.C1" office:value-type="string">
            <text:p text:style-name="P6">DESCRIPTION</text:p>
          </table:table-cell>
        </table:table-row>
        <table:table-row>
          <table:table-cell table:style-name="Table3.A2" office:value-type="string">
            <text:p text:style-name="P10">windows*, ms-dos*</text:p>
          </table:table-cell>
          <table:table-cell table:style-name="Table3.A2" office:value-type="string">
            <text:p text:style-name="P10">windows</text:p>
          </table:table-cell>
          <table:table-cell table:style-name="Table3.C2" office:value-type="string">
            <text:p text:style-name="P10">Microsoft Windows.</text:p>
          </table:table-cell>
        </table:table-row>
        <table:table-row>
          <table:table-cell table:style-name="Table3.A2" office:value-type="string">
            <text:p text:style-name="P10">cygwin*, mingw*, mingw32*, msys*</text:p>
          </table:table-cell>
          <table:table-cell table:style-name="Table3.A2" office:value-type="string">
            <text:p text:style-name="P10">windows</text:p>
          </table:table-cell>
          <table:table-cell table:style-name="Table3.C2" office:value-type="string">
            <text:p text:style-name="P10">GCC Linux emulator on Microsoft Windows.</text:p>
          </table:table-cell>
        </table:table-row>
        <table:table-row>
          <table:table-cell table:style-name="Table3.A2" office:value-type="string">
            <text:p text:style-name="P10">*freebsd</text:p>
          </table:table-cell>
          <table:table-cell table:style-name="Table3.A2" office:value-type="string">
            <text:p text:style-name="P10">freebsd</text:p>
          </table:table-cell>
          <table:table-cell table:style-name="Table3.C2" office:value-type="string">
            <text:p text:style-name="P10">FreeBSD OSes.</text:p>
          </table:table-cell>
        </table:table-row>
        <table:table-row>
          <table:table-cell table:style-name="Table3.A2" office:value-type="string">
            <text:p text:style-name="P10">dragonfly*</text:p>
          </table:table-cell>
          <table:table-cell table:style-name="Table3.A2" office:value-type="string">
            <text:p text:style-name="P10">dragonfly</text:p>
          </table:table-cell>
          <table:table-cell table:style-name="Table3.C2" office:value-type="string">
            <text:p text:style-name="P10">Dragonfly OSes.</text:p>
          </table:table-cell>
        </table:table-row>
        <table:table-row>
          <table:table-cell table:style-name="Table3.A2" office:value-type="string">
            <text:p text:style-name="P10">standalone,</text:p>
            <text:p text:style-name="P10">unknown,</text:p>
            <text:p text:style-name="P10">none</text:p>
          </table:table-cell>
          <table:table-cell table:style-name="Table3.A2" office:value-type="string">
            <text:p text:style-name="P10">none</text:p>
          </table:table-cell>
          <table:table-cell table:style-name="Table3.C2" office:value-type="string">
            <text:p text:style-name="P10">Bare-metal microcontroller image,</text:p>
            <text:p text:style-name="P10">binary/fat-binary,</text:p>
            <text:p text:style-name="P10">unikernel image</text:p>
          </table:table-cell>
        </table:table-row>
      </table:table>
      <text:p text:style-name="P11"/>
      <text:list xml:id="list103220294853042" text:continue-numbering="true" text:style-name="Outline">
        <text:list-item>
          <text:list>
            <text:list-item>
              <text:h text:style-name="P23" text:outline-level="2">Available Facilities</text:h>
            </text:list-item>
          </text:list>
        </text:list-item>
      </text:list>
      <text:p text:style-name="P32">Starting from version 3.0.0, AutomataCI facilitates I18N via 3 libraries:</text:p>
      <text:list text:style-name="L1">
        <text:list-item>
          <text:p text:style-name="P33"><text:span text:style-name="T2">HestiaI18N</text:span> – which holds translated strings as a function libraries; AND</text:p>
        </text:list-item>
        <text:list-item>
          <text:p text:style-name="P33"><text:span text:style-name="T2">HestiaCONSOLE</text:span> – which holds the logging strings based on HestiaI18N libraries; AND</text:p>
        </text:list-item>
        <text:list-item>
          <text:p text:style-name="P33"><text:span text:style-name="T2">HestiaLOCALE</text:span> – which holds the I18N language functioning control system.</text:p>
        </text:list-item>
      </text:list>
      <text:p text:style-name="P32"/>
      <text:p text:style-name="P32">If everything is done correctly, these 3 libraries are more than enough to support I18N communications for the entire AutomataCI.</text:p>
      <text:p text:style-name="P32"/>
      <text:list text:continue-list="list103220294853042" text:style-name="Outline">
        <text:list-item>
          <text:list>
            <text:list-item>
              <text:h text:style-name="P21" text:outline-level="2">Support <text:span text:style-name="T21">Status</text:span></text:h>
            </text:list-item>
          </text:list>
        </text:list-item>
      </text:list>
      <text:p text:style-name="P34">Starting from version 3.0.0, AutomataCI show begin its language support development incrementally, voluntarily, and with the utilization of Large Language Model (LLM) Artificial Intelligence (AI). The translations only affects:</text:p>
      <text:list text:style-name="L3">
        <text:list-item>
          <text:p text:style-name="P36">The specification PDF handbook; AND</text:p>
        </text:list-item>
        <text:list-item>
          <text:p text:style-name="P36">The repository README.md; AND</text:p>
        </text:list-item>
        <text:list-item>
          <text:p text:style-name="P36">The HestiaI18N string translation library.</text:p>
        </text:list-item>
      </text:list>
      <text:p text:style-name="P34"/>
      <text:p text:style-name="P34">Among the <text:span text:style-name="T22">supporting translated </text:span>languages are:</text:p>
      <text:list text:style-name="L2">
        <text:list-item>
          <text:p text:style-name="P35">Western European Languages</text:p>
          <text:list>
            <text:list-item>
              <text:p text:style-name="P35">English <text:span text:style-name="T2">[ DONE </text:span><text:span text:style-name="T5">(v0.0.1)</text:span><text:span text:style-name="T2"> – Native ]</text:span></text:p>
            </text:list-item>
            <text:list-item>
              <text:p text:style-name="P35">French <text:span text:style-name="T2">[ WORKING – AI ]</text:span></text:p>
            </text:list-item>
            <text:list-item>
              <text:p text:style-name="P35">German <text:span text:style-name="T2">[ WORKING – AI ]</text:span></text:p>
            </text:list-item>
            <text:list-item>
              <text:p text:style-name="P35">Spanish <text:span text:style-name="T2">[ WORKING – AI ]</text:span></text:p>
            </text:list-item>
            <text:list-item>
              <text:p text:style-name="P35">Dutch <text:span text:style-name="T2">[ WORKING – AI ]</text:span></text:p>
            </text:list-item>
          </text:list>
        </text:list-item>
        <text:list-item>
          <text:p text:style-name="P35">Scandinavian Languages:</text:p>
          <text:list>
            <text:list-item>
              <text:p text:style-name="P35">Norwegian Bokmål <text:span text:style-name="T2">[ WORKING – AI ]</text:span></text:p>
            </text:list-item>
            <text:list-item>
              <text:p text:style-name="P35">Norwegian Nynorsk <text:span text:style-name="T2">[ WORKING – AI ]</text:span></text:p>
            </text:list-item>
            <text:list-item>
              <text:p text:style-name="P35">Swedish <text:span text:style-name="T2">[ WORKING – AI ]</text:span></text:p>
            </text:list-item>
          </text:list>
        </text:list-item>
        <text:list-item>
          <text:p text:style-name="P35">Slavic Languages:</text:p>
          <text:list>
            <text:list-item>
              <text:p text:style-name="P35">Russian <text:span text:style-name="T2">[ WORKING – AI ]</text:span></text:p>
            </text:list-item>
            <text:list-item>
              <text:p text:style-name="P35">Ukrainian<text:span text:style-name="T10"> </text:span><text:span text:style-name="T2">[ WORKING – AI ]</text:span></text:p>
            </text:list-item>
          </text:list>
        </text:list-item>
        <text:list-item>
          <text:p text:style-name="P35">East Asian Languages:</text:p>
          <text:list>
            <text:list-item>
              <text:p text:style-name="P35">Japanese <text:span text:style-name="T2">[ WORKING – AI ]</text:span></text:p>
            </text:list-item>
            <text:list-item>
              <text:p text:style-name="P35">Simplified Chinese <text:span text:style-name="T2">[ WORKING – Native ]</text:span></text:p>
            </text:list-item>
            <text:list-item>
              <text:p text:style-name="P35">Traditional Chinese <text:span text:style-name="T2">[ WORKING – Native ]</text:span></text:p>
            </text:list-item>
            <text:list-item>
              <text:p text:style-name="P35">Korean <text:span text:style-name="T2">[ WORKING – AI ]</text:span></text:p>
            </text:list-item>
          </text:list>
        </text:list-item>
        <text:list-item>
          <text:p text:style-name="P35">Central Asia</text:p>
          <text:list>
            <text:list-item>
              <text:p text:style-name="P35">Mongolian (Cyrillic script) <text:span text:style-name="T2">[ WORKING – AI ]</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Marginalia" style:family="paragraph" style:parent-style-name="Text_20_body" style:class="text">
      <style:paragraph-properties fo:margin-left="1.5752in"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en" fo:country="MY"/>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5</text:page-count><text:s/><text:span text:style-name="MT1">| </text:span><text:title>Internationalization</text:title></text:p>
      </style:footer>
    </style:master-page>
    <style:master-page style:name="Left_20_Page" style:display-name="Left Page" style:page-layout-name="Mpm4" draw:style-name="Mdp1" style:next-style-name="Right_20_Page">
      <style:footer>
        <text:p text:style-name="Footer"><text:title>Internationalization</text:title><text:s/><text:span text:style-name="MT1">| </text:span>Page <text:page-number text:select-page="current">4</text:page-number><text:s/>of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09:48:27.600578349</meta:creation-date>
    <dc:title>Internationalization</dc:title>
    <meta:generator>LibreOffice/24.2.5.2$Linux_X86_64 LibreOffice_project/bffef4ea93e59bebbeaf7f431bb02b1a39ee8a59</meta:generator>
    <meta:editing-duration>PT31M33S</meta:editing-duration>
    <meta:editing-cycles>9</meta:editing-cycles>
    <dc:contributor>(Holloway) Chew</dc:contributor>
    <dc:contributor>Kean Ho</dc:contributor>
    <dc:coverage>Internationalization</dc:coverage>
    <dc:identifier>automataci-development</dc:identifier>
    <dc:subject>A fragment of AutomataCI engineering specification</dc:subject>
    <meta:initial-creator>Kean Ho Chew</meta:initial-creator>
    <dc:publisher>AutomataCI Team</dc:publisher>
    <meta:keyword>Internationalization</meta:keyword>
    <meta:keyword>Languages</meta:keyword>
    <dc:date>2024-07-31T10:32:18.733748144</dc:date>
    <dc:creator>Kean Ho Chew</dc:creator>
    <meta:document-statistic meta:table-count="3" meta:image-count="0" meta:object-count="0" meta:page-count="5" meta:paragraph-count="140" meta:word-count="793" meta:character-count="5425" meta:non-whitespace-character-count="4754"/>
    <meta:template xlink:type="simple" xlink:actuate="onRequest" xlink:title="Noto Sans Light Default Template" xlink:href="../../../../../../../../templates/default.ott" meta:date="2024-03-25T07:09:47.213847945"/>
  </office:meta>
</office:document-meta>
</file>